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Standard">
      <style:text-properties style:font-name="Times New Roman" fo:font-weight="normal"/>
    </style:style>
    <style:style style:name="P10" style:family="paragraph" style:parent-style-name="Standard">
      <style:text-properties style:font-name="Times New Roman" fo:font-weight="bold"/>
    </style:style>
    <style:style style:name="P11" style:family="paragraph" style:parent-style-name="Standard">
      <style:text-properties fo:font-weight="bold"/>
    </style:style>
    <style:style style:name="P12" style:family="paragraph" style:parent-style-name="Standard">
      <style:text-properties fo:font-weight="normal"/>
    </style:style>
    <style:style style:name="P13" style:family="paragraph" style:parent-style-name="Standard">
      <style:paragraph-properties fo:text-align="start"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text-underline-style="none"/>
    </style:style>
    <style:style style:name="P15" style:family="paragraph" style:parent-style-name="Standard">
      <style:paragraph-properties fo:text-align="start" style:justify-single-word="false"/>
      <style:text-properties style:font-name="Times" fo:font-size="10pt" fo:font-weight="normal"/>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style:font-name="Bitstream Vera Sans" fo:font-size="10pt"/>
    </style:style>
    <style:style style:name="P18" style:family="paragraph" style:parent-style-name="Table_20_Contents">
      <style:paragraph-properties fo:text-align="end" style:justify-single-word="false"/>
    </style:style>
    <style:style style:name="P19" style:family="paragraph" style:parent-style-name="Corps_20_de_20_texte.Paragraph">
      <style:paragraph-properties fo:margin-left="0.935cm" fo:margin-right="0.009cm" fo:text-align="start" style:justify-single-word="false" fo:text-indent="0cm" style:auto-text-indent="false"/>
    </style:style>
    <style:style style:name="P20" style:family="paragraph" style:parent-style-name="Corps_20_de_20_texte.Paragraph">
      <style:paragraph-properties fo:margin-left="0.67cm" fo:margin-right="-0.018cm" fo:text-indent="0cm" style:auto-text-indent="false"/>
    </style:style>
    <style:style style:name="P21" style:family="paragraph" style:parent-style-name="Text_20_body">
      <style:paragraph-properties fo:margin-top="0cm" fo:margin-bottom="0.212cm"/>
    </style:style>
    <style:style style:name="P22" style:family="paragraph" style:parent-style-name="Text_20_body" style:master-page-name="">
      <style:paragraph-properties style:page-number="auto" fo:background-color="#ffff99">
        <style:background-image/>
      </style:paragraph-properties>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reak-before="auto" fo:break-after="auto"/>
    </style:style>
    <style:style style:name="P25" style:family="paragraph" style:parent-style-name="Table_20_Heading">
      <style:text-properties style:font-name="Bitstream Vera Sans" fo:font-size="10pt"/>
    </style:style>
    <style:style style:name="P26" style:family="paragraph" style:parent-style-name="Table_20_Heading">
      <style:paragraph-properties fo:text-align="center" style:justify-single-word="false"/>
    </style:style>
    <style:style style:name="P27" style:family="paragraph" style:parent-style-name="hlp_5f_paragraph">
      <style:text-properties style:text-underline-style="solid" style:text-underline-width="auto" style:text-underline-color="font-color"/>
    </style:style>
    <style:style style:name="P28" style:family="paragraph" style:parent-style-name="hlp_5f_paragraph">
      <style:text-properties style:font-name="Bitstream Vera Sans" fo:font-size="10pt"/>
    </style:style>
    <style:style style:name="P29" style:family="paragraph" style:parent-style-name="Text_20_body">
      <style:paragraph-properties fo:margin-top="0.199cm" fo:margin-bottom="0.21cm"/>
    </style:style>
    <style:style style:name="P30" style:family="paragraph" style:parent-style-name="Text_20_body">
      <style:paragraph-properties fo:margin-top="0cm" fo:margin-bottom="1cm" fo:text-align="center" style:justify-single-word="false"/>
    </style:style>
    <style:style style:name="P31" style:family="paragraph" style:parent-style-name="TitreDoc">
      <style:text-properties fo:font-weight="bold" style:font-weight-asian="bold" style:font-weight-complex="bold"/>
    </style:style>
    <style:style style:name="P32" style:family="paragraph" style:parent-style-name="Corps_20_de_20_texte.Paragraph">
      <style:text-properties fo:font-weight="bold" style:font-weight-asian="bold" style:font-weight-complex="bold"/>
    </style:style>
    <style:style style:name="P33" style:family="paragraph" style:parent-style-name="Frame_20_contents">
      <style:text-properties fo:font-weight="bold" style:font-weight-asian="bold" style:font-weight-complex="bold"/>
    </style:style>
    <style:style style:name="P34" style:family="paragraph" style:parent-style-name="Frame_20_contents">
      <style:paragraph-properties>
        <style:tab-stops/>
      </style:paragraph-properties>
    </style:style>
    <style:style style:name="P35" style:family="paragraph" style:parent-style-name="Text_20_body">
      <style:paragraph-properties fo:background-color="#ffcc99">
        <style:background-image/>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fo:margin-top="0cm" fo:margin-bottom="5.001cm" fo:text-align="center" style:justify-single-word="false" style:page-number="auto" fo:break-before="auto" fo:break-after="auto"/>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style:style>
    <style:style style:name="T16" style:family="text">
      <style:text-properties style:font-name="Bitstream Vera Sans"/>
    </style:style>
    <style:style style:name="T17" style:family="text">
      <style:text-properties fo:background-color="#ffff00"/>
    </style:style>
    <style:style style:name="T18" style:family="text">
      <style:text-properties fo:background-color="#ff00ff"/>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0.2.0.oxt&#13;&#13;31.10.2018 16:16:28&#13;Because there is a Toolbar, you should also compile this extension for Apache OpenOffice 4.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0.2.0.oxt&#13;&#13;31.10.2018 16:16:3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L-0.1.0.oxt&#13;&#13;30.10.2018 23:30:19&#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
      <text:p text:style-name="P31">Extension Compiler</text:p>
      <text:p text:style-name="TitreDoc">Description and Tool for</text:p>
      <text:p text:style-name="TitreDoc">tools eExtension : <text:file-name text:display="name">OOT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639926436285210434"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29">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8934045743766853665" text:style-name="L2">
        <text:list-item>
          <text:p text:style-name="P43">Version 2.1.2 :</text:p>
        </text:list-item>
      </text:list>
      <text:list xml:id="list1375673510087121980" text:style-name="L3">
        <text:list-item>
          <text:list>
            <text:list-item>
              <text:p text:style-name="P44">Localized help : resolved non-functional hyperlink due to API incompatibility introduced by Apache OpenOffice 4.1 (and LibreOffice 4.0).</text:p>
            </text:list-item>
          </text:list>
        </text:list-item>
      </text:list>
      <text:list xml:id="list36364117" text:continue-list="list8934045743766853665" text:style-name="L2">
        <text:list-item>
          <text:p text:style-name="P43">Version 2.1.1 :</text:p>
        </text:list-item>
      </text:list>
      <text:list xml:id="list1950966654311808676"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6352779" text:continue-list="list36364117" text:style-name="L2">
        <text:list-item>
          <text:p text:style-name="P43">Version 2.1.0 :</text:p>
        </text:list-item>
      </text:list>
      <text:list xml:id="list2499379779199505652"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6376631" text:continue-list="list36352779" text:style-name="L2">
        <text:list-item>
          <text:p text:style-name="P43">Version 2.0.0 :</text:p>
        </text:list-item>
      </text:list>
      <text:list xml:id="list3847247477074458959"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6372661" text:continue-list="list36376631" text:style-name="L2">
        <text:list-item>
          <text:p text:style-name="P43">Version 1.5.3 :</text:p>
        </text:list-item>
      </text:list>
      <text:list xml:id="list8886840645066176028"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6228392431518706000"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2">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4"><draw:frame draw:style-name="fr1" draw:name="OpenOffice.org and compatible" text:anchor-type="paragraph" fo:min-width="15.122cm" draw:z-index="7"><draw:text-box fo:min-height="12.298cm"><text:p text:style-name="Frame_20_contents"/><text:p text:style-name="P34"><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4"><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3">Compilation results</text:p><text:p text:style-name="P33"><draw:control text:anchor-type="paragraph" draw:z-index="23" draw:style-name="gr1" draw:text-style-name="P87" svg:width="14.001cm" svg:height="4.001cm" svg:x="0.4cm" svg:y="0.362cm" draw:control="control14"/></text:p><text:p text:style-name="P33"/></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3"><draw:text-box fo:min-height="12.19cm"><text:p text:style-name="Frame_20_contents"/><text:p text:style-name="P34"><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3">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9"><draw:text-box fo:min-height="10.954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3">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1">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1">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36139406671715198"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333026443124921930"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471507259442821065"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6">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6">Base</text:p>
          </table:table-cell>
          <table:table-cell table:style-name="Tableau3.B2" office:value-type="string">
            <text:p text:style-name="Table_20_Contents"/>
          </table:table-cell>
        </table:table-row>
        <table:table-row>
          <table:table-cell table:style-name="Tableau3.A2" office:value-type="string">
            <text:p text:style-name="P16">BasicIDE</text:p>
          </table:table-cell>
          <table:table-cell table:style-name="Tableau3.B2" office:value-type="string">
            <text:p text:style-name="Table_20_Contents"/>
          </table:table-cell>
        </table:table-row>
        <table:table-row>
          <table:table-cell table:style-name="Tableau3.A2" office:value-type="string">
            <text:p text:style-name="P16">Bibliography</text:p>
          </table:table-cell>
          <table:table-cell table:style-name="Tableau3.B2" office:value-type="string">
            <text:p text:style-name="Table_20_Contents"/>
          </table:table-cell>
        </table:table-row>
        <table:table-row>
          <table:table-cell table:style-name="Tableau3.A2" office:value-type="string">
            <text:p text:style-name="P16">Calc</text:p>
          </table:table-cell>
          <table:table-cell table:style-name="Tableau3.B2" office:value-type="string">
            <text:p text:style-name="Table_20_Contents"/>
          </table:table-cell>
        </table:table-row>
        <table:table-row>
          <table:table-cell table:style-name="Tableau3.A2" office:value-type="string">
            <text:p text:style-name="P16">Chart</text:p>
          </table:table-cell>
          <table:table-cell table:style-name="Tableau3.B2" office:value-type="string">
            <text:p text:style-name="Table_20_Contents"/>
          </table:table-cell>
        </table:table-row>
        <table:table-row>
          <table:table-cell table:style-name="Tableau3.A2" office:value-type="string">
            <text:p text:style-name="P16">DbBrowser</text:p>
          </table:table-cell>
          <table:table-cell table:style-name="Tableau3.B2" office:value-type="string">
            <text:p text:style-name="Table_20_Contents"/>
          </table:table-cell>
        </table:table-row>
        <table:table-row>
          <table:table-cell table:style-name="Tableau3.A2" office:value-type="string">
            <text:p text:style-name="P16">DbQuery</text:p>
          </table:table-cell>
          <table:table-cell table:style-name="Tableau3.B2" office:value-type="string">
            <text:p text:style-name="Table_20_Contents"/>
          </table:table-cell>
        </table:table-row>
        <table:table-row>
          <table:table-cell table:style-name="Tableau3.A2" office:value-type="string">
            <text:p text:style-name="P16">DbRelation</text:p>
          </table:table-cell>
          <table:table-cell table:style-name="Tableau3.B2" office:value-type="string">
            <text:p text:style-name="Table_20_Contents"/>
          </table:table-cell>
        </table:table-row>
        <table:table-row>
          <table:table-cell table:style-name="Tableau3.A2" office:value-type="string">
            <text:p text:style-name="P16">DbTableData</text:p>
          </table:table-cell>
          <table:table-cell table:style-name="Tableau3.B2" office:value-type="string">
            <text:p text:style-name="Table_20_Contents">Table data view</text:p>
          </table:table-cell>
        </table:table-row>
        <table:table-row>
          <table:table-cell table:style-name="Tableau3.A2" office:value-type="string">
            <text:p text:style-name="P16">DbTable</text:p>
          </table:table-cell>
          <table:table-cell table:style-name="Tableau3.B2" office:value-type="string">
            <text:p text:style-name="Table_20_Contents">Table design</text:p>
          </table:table-cell>
        </table:table-row>
        <table:table-row>
          <table:table-cell table:style-name="Tableau3.A2" office:value-type="string">
            <text:p text:style-name="P16">Draw</text:p>
          </table:table-cell>
          <table:table-cell table:style-name="Tableau3.B2" office:value-type="string">
            <text:p text:style-name="Table_20_Contents"/>
          </table:table-cell>
        </table:table-row>
        <table:table-row>
          <table:table-cell table:style-name="Tableau3.A2" office:value-type="string">
            <text:p text:style-name="P16">Impress</text:p>
          </table:table-cell>
          <table:table-cell table:style-name="Tableau3.B2" office:value-type="string">
            <text:p text:style-name="Table_20_Contents"/>
          </table:table-cell>
        </table:table-row>
        <table:table-row>
          <table:table-cell table:style-name="Tableau3.A2" office:value-type="string">
            <text:p text:style-name="P16">Math</text:p>
          </table:table-cell>
          <table:table-cell table:style-name="Tableau3.B2" office:value-type="string">
            <text:p text:style-name="Table_20_Contents">Formulas</text:p>
          </table:table-cell>
        </table:table-row>
        <table:table-row>
          <table:table-cell table:style-name="Tableau3.A2" office:value-type="string">
            <text:p text:style-name="P16">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6">WriterForm</text:p>
          </table:table-cell>
          <table:table-cell table:style-name="Tableau3.B2" office:value-type="string">
            <text:p text:style-name="Table_20_Contents">Base Form design</text:p>
          </table:table-cell>
        </table:table-row>
        <table:table-row>
          <table:table-cell table:style-name="Tableau3.A2" office:value-type="string">
            <text:p text:style-name="P16">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6">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6">WriterWeb</text:p>
          </table:table-cell>
          <table:table-cell table:style-name="Tableau3.B2" office:value-type="string">
            <text:p text:style-name="Table_20_Contents">HTML document</text:p>
          </table:table-cell>
        </table:table-row>
        <table:table-row>
          <table:table-cell table:style-name="Tableau3.A2" office:value-type="string">
            <text:p text:style-name="P16">Writer</text:p>
          </table:table-cell>
          <table:table-cell table:style-name="Tableau3.B2" office:value-type="string">
            <text:p text:style-name="Table_20_Contents"/>
          </table:table-cell>
        </table:table-row>
        <table:table-row>
          <table:table-cell table:style-name="Tableau3.A2" office:value-type="string">
            <text:p text:style-name="P16">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339957243060182769"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62450337324312707"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6824335863652526397"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817610125710405672"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4995799660134646870"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986890256352073170" text:style-name="L17">
        <text:list-item>
          <text:p text:style-name="P58">Arg1 : <text:span text:style-name="InstructionMacro">String</text:span> : mandatory, type of control used for the button</text:p>
        </text:list-item>
      </text:list>
      <text:list xml:id="list6806229550738287466"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067318822779821142"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477500808001476174"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80803778957753165"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6">16x16</text:p>
          </table:table-cell>
          <table:table-cell table:style-name="Tableau2.A2" office:value-type="string">
            <text:p text:style-name="P16">normal</text:p>
          </table:table-cell>
          <table:table-cell table:style-name="Tableau2.A2" office:value-type="string">
            <text:p text:style-name="P19"><text:span text:style-name="InstructionMacro">_16</text:span></text:p>
          </table:table-cell>
          <table:table-cell table:style-name="Tableau2.D2" office:value-type="string">
            <text:p text:style-name="P20"><text:span text:style-name="InstructionMacro">iconExecute_16.png</text:span></text:p>
          </table:table-cell>
        </table:table-row>
        <table:table-row>
          <table:table-cell table:style-name="Tableau2.A2" office:value-type="string">
            <text:p text:style-name="P16">16x16</text:p>
          </table:table-cell>
          <table:table-cell table:style-name="Tableau2.A2" office:value-type="string">
            <text:p text:style-name="P16">high</text:p>
          </table:table-cell>
          <table:table-cell table:style-name="Tableau2.A2" office:value-type="string">
            <text:p text:style-name="P19"><text:span text:style-name="InstructionMacro">_16h</text:span></text:p>
          </table:table-cell>
          <table:table-cell table:style-name="Tableau2.D2" office:value-type="string">
            <text:p text:style-name="P20"><text:span text:style-name="InstructionMacro">iconExecute_16h.png</text:span></text:p>
          </table:table-cell>
        </table:table-row>
        <table:table-row>
          <table:table-cell table:style-name="Tableau2.A2" office:value-type="string">
            <text:p text:style-name="P16">26x26</text:p>
          </table:table-cell>
          <table:table-cell table:style-name="Tableau2.A2" office:value-type="string">
            <text:p text:style-name="P16">normal</text:p>
          </table:table-cell>
          <table:table-cell table:style-name="Tableau2.A2" office:value-type="string">
            <text:p text:style-name="P19"><text:span text:style-name="InstructionMacro">_26</text:span></text:p>
          </table:table-cell>
          <table:table-cell table:style-name="Tableau2.D2" office:value-type="string">
            <text:p text:style-name="P20"><text:span text:style-name="InstructionMacro">iconExecute_26.png</text:span></text:p>
          </table:table-cell>
        </table:table-row>
        <table:table-row>
          <table:table-cell table:style-name="Tableau2.A2" office:value-type="string">
            <text:p text:style-name="P16">26x26</text:p>
          </table:table-cell>
          <table:table-cell table:style-name="Tableau2.A2" office:value-type="string">
            <text:p text:style-name="P16">high</text:p>
          </table:table-cell>
          <table:table-cell table:style-name="Tableau2.A2" office:value-type="string">
            <text:p text:style-name="P19"><text:span text:style-name="InstructionMacro">_26h</text:span></text:p>
          </table:table-cell>
          <table:table-cell table:style-name="Tableau2.D2" office:value-type="string">
            <text:p text:style-name="P20"><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5517065384144423323"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7117666819264980"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10062148956165937"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812548259778655671"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555252859598717732"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35">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934621387901437830"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423165832011760219"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2">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056958322197703907"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2567117910451231525"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942271777646248154"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text:span><text:span text:style-name="InstructionMacro">descriptor.xml</text:span>.</text:p>
        </text:list-item>
      </text:list>
      <text:p text:style-name="Text_20_body">The Java library contains the compiled Java program, e.g. <text:span text:style-name="InstructionMacro">myMacro3.jar</text:span>, and the file <text:span text:style-name="InstructionMacro">parcel-</text:span><text:span text:style-name="InstructionMacro">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662010701983260849"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802586295478653258"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262015718445052401"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0">Contacts : <text:a xlink:type="simple" xlink:href="mailto:bmarcelly@openoffice.org" text:style-name="Internet_20_link" text:visited-style-name="Visited_20_Internet_20_Link">marcelly@club-internet.fr</text:a> </text:p>
      <text:p text:style-name="P9"/>
      <text:p text:style-name="P11">Translation :<text:span text:style-name="T3"> </text:span></text:p>
      <text:p text:style-name="P12"/>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2"><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2"><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2"/>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3"/>
      <text:p text:style-name="P13">The Original Documentation is : Extension Compiler</text:p>
      <text:p text:style-name="P13">The Initial Writer of the Original Documentation is Bernard Marcelly</text:p>
      <text:p text:style-name="P14">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4"/>
      <text:p text:style-name="P13">Contributor(s): ______________________________________. </text:p>
      <text:p text:style-name="P13">Portions created by ______ are Copyright (C)_________<text:span text:style-name="T7">[Insert year(s)]</text:span>. </text:p>
      <text:p text:style-name="P13">All Rights Reserved. <text:s/><text:span text:style-name="T9"><text:s/>(Contributor contact(s):________________</text:span><text:span text:style-name="T7">[Insert hyperlink/alias]</text:span><text:span text:style-name="T9">).</text:span></text:p>
      <text:p text:style-name="P15"/>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T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penOffice typography tools for yWriter users.</text:p>
      <text:p text:style-name="tooltipText"/>
      <text:p text:style-name="tooltipLang"><text:bookmark-start text:name="__RefHeading__44467_325084090"/>Tooltip de<text:bookmark-end text:name="__RefHeading__44467_325084090"/></text:p>
      <text:p text:style-name="descrText">OpenOffice-Typographiewerkzeuge für yWriter-Anwender.</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penOffice typography tools for yWriter users.</text:p>
      <text:p text:style-name="descrLang"><text:bookmark-start text:name="__RefHeading__78156_325084090"/><text:soft-page-break/>Description de<text:bookmark-end text:name="__RefHeading__78156_325084090"/></text:p>
      <text:p text:style-name="descrText">OpenOffice-Typographiewerkzeuge für yWriter-Anwend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42068462997746207"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text:span><text:span text:style-name="T17">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6140422505263578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86376077920549033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15802644306164651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634906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text:soft-page-break/>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776833452803844847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47635712689365005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42480433417966936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17">This is a simple text.<text:line-break/>No special paragraph style.</text:p>
            <text:p text:style-name="P17">Here is another paragraph.</text:p>
          </table:table-cell>
          <table:table-cell table:style-name="Table1.B2" office:value-type="float" office:value="3">
            <text:p text:style-name="P18">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8">31.12.99</text:p>
          </table:table-cell>
          <table:table-cell table:style-name="Table1.C3" office:value-type="string">
            <text:p text:style-name="hlp_5f_paragraph">You may also use hyperlinks.</text:p>
            <text:p text:style-name="P28">See <office:annotation><dc:creator>BM</dc:creator><dc:date>2008-03-16T00:00:00.2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8">-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21</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21</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7"><office:annotation><dc:creator>BM</dc:creator><dc:date>2008-03-13T00:00:00.22</dc:date><text:p>internal</text:p><text:p>Page2</text:p><text:p/></office:annotation>Paragraph styles</text:p>
      <text:p text:style-name="P27"><office:annotation><dc:creator>BM</dc:creator><dc:date>2008-03-13T00:00:00.22</dc:date><text:p>internal</text:p><text:p>Page7</text:p><text:p/></office:annotation>Hyperlinks</text:p>
      <text:p text:style-name="hlp_5f_paragraph"><text:span text:style-name="T14"><office:annotation><dc:creator>BM</dc:creator><dc:date>2008-03-13T00:00:00.22</dc:date><text:p>internal</text:p><text:p>Page3</text:p><text:p/></office:annotation></text:span><text:span text:style-name="T14">Text formatting</text:span></text:p>
      <text:p text:style-name="P27"><office:annotation><dc:creator>BM</dc:creator><dc:date>2008-03-26T00:00:00.22</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22</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22</dc:date><text:p>external</text:p><text:p><text:a xlink:href="http://www.openoffice.org/">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23</dc:date><text:p>external</text:p><text:p>text/swriter/main0210.xhp</text:p><text:p/></office:annotation><text:span text:style-name="T14">Preview topic</text:span> </text:p>
      <text:p text:style-name="hlp_5f_paragraph">This hyperlink displays <text:s/><office:annotation><dc:creator>BM</dc:creator><dc:date>2008-03-15T00:00:00.23</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6368997" text:continue-list="list146140422505263578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6361427" text:continue-list="list3634906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23</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23</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24</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36349384" text:continue-list="list3636899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100%"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1" meta:character-count="818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 "0.2.0") ' fill with your values
  setExtensionDescription("en, de")
  setDisplayName("en", "OpenOffice typography tools for yWriter users.")
  setDisplayName("de", "OpenOffice-Typographiewerkzeuge für yWriter-Anwender.")
  setTooltip("en, de", "en") ' deprecated ! starting from 3.1,use instead setExtensionDescription
endDescription  


beginAnnexes 
  useLibrary("Basic", "OOTyW/")
endAnnexes


beginAddonUI

  beginOfficeToolbar

    beginTbTitles("Writer")
      setTitle("yWriter user's toolbar")
    endTbTitles

		beginButton()
            beginTitles("Writer")
              setTitle("Convert ellipses and apostrophes", "en")
              setTitle("Konvertiere Ellipsen und Apostrophe", "de")
            endTitles
            setURL("Basic", "OOTyW", "Common", "Main")
			setImage("icons/Work")
		endButton

		beginButton()
            beginTitles("Writer")
              setTitle("– → -- (en-dash to two hyphens)", "en")
              setTitle("– → -- (Gedankenstrich zu zwei Trennstrichen)", "de")
            endTitles
            setURL("Basic", "OOTyW", "Revert", "En_dash")
			setImage("icons/DoubleHyphen")
		endButton    

		beginButton()
            beginTitles("Writer")
              setTitle("-- → – (two hyphens to en-dash)", "en")
              setTitle("-- → – (zwei Trennstriche zu Gedankenstrich)", "de")
            endTitles
            setURL("Basic", "OOTyW", "Common", "En_dash")
			setImage("icons/EnDash")
		endButton    

        addSeparator

		beginButton()
            beginTitles("Writer")
              setTitle("Load template for RTF edit", "en")
              setTitle("Dokumentenvorlage für RTF-Bearbeitung laden", "de")
            endTitles
            setURL("Basic", "OOTyW", "RTFedit", "Format")
			setImage("icons/Template")
		endButton

  endOfficeToolbar



  beginOfficeToolbar

    beginTbTitles("Writer")
      setTitle("Wörtliche Rede de-DE")
    endTbTitles

		beginButton()
            beginTitles("Writer")
              setTitle("Show direct speech (works with german style quotation marks)", "en")
              setTitle("Zeige wörtliche Rede", "de")
            endTitles
            setURL("Basic", "OOTyW", "QM_de_DE", "ShowDirectSpeech")
			setImage("icons/DirectSpeech")
		endButton

		beginButton()
            beginTitles("Writer")
              setTitle("Back to standard view", "en")
              setTitle("Zurück zur Normalansicht", "de")
            endTitles
            setURL("Basic", "OOTyW", "QM_de_DE", "StandardView")
			setImage("icons/StandardView")
		endButton    

  endOfficeToolbar

  beginOfficeToolbar

    beginTbTitles("Writer")
      setTitle("Direct speech en-US")
    endTbTitles

		beginButton()
            beginTitles("Writer")
              setTitle("Show direct speech (works with US style quotation marks)", "en")
            endTitles
            setURL("Basic", "OOTyW", "QM_en_US", "ShowDirectSpeech")
			setImage("icons/DirectSpeech")
		endButton

		beginButton()
            beginTitles("Writer")
              setTitle("Back to standard view", "en")
            endTitles
            setURL("Basic", "OOTyW", "QM_en_US", "StandardView")
			setImage("icons/StandardView")
		endButton    

  endOfficeToolbar

  beginAddonMenu

    beginMenu
      beginTitles
	    setTitle("OOTyW de-DE")
      endTitles

      beginMenuItems

		beginCommand
            beginTitles("Writer")
              setTitle("Load tempate for RTF edit", "en")
              setTitle("Dokumentenvorlage für RTF-Bearbeitung laden", "de")
            endTitles
            setURL("Basic", "OOTyW", "RTFedit", "Format")
		endCommand

        addSeparator

		beginCommand
            beginTitles("Writer")
              setTitle("Format all to German typographical style", "en")
              setTitle("Formatiere alles nach deutschen Regeln", "de")
            endTitles
            setURL("Basic", "OOTyW", "QM_de_DE", "Main")
		endCommand
		
		beginCommand
            beginTitles("Writer")
              setTitle("Back to typewriter style", "en")
              setTitle("Zurück zum Schreibmaschinenstil", "de")
            endTitles
            setURL("Basic", "OOTyW", "QM_de_DE", "TypewriterView")
		endCommand

        addSeparator

		beginCommand
            beginTitles("Writer")
              setTitle("Gedankenstriche und Ellipsen gegen Trennung schützen", "de")
              setTitle("Protect dashes and ellipses against hyphenation", "en")
            endTitles
            setURL("Basic", "OOTyW", "QM_de_DE", "ProtectQM")
		endCommand

		beginCommand
            beginTitles("Writer")
              setTitle("Trennschutz für Gedankenstriche und Ellipsen aufheben", "de")
              setTitle("Unprotect dashes and ellipses against hyphenation", "en")
            endTitles
            setURL("Basic", "OOTyW", "QM_de_DE", "UnprotectQM")
		endCommand

        addSeparator

		beginCommand
            beginTitles("Writer")
              setTitle("Show direct speech (works with german style quotation marks)", "en")
              setTitle("Zeige wörtliche Rede", "de")
            endTitles
            setURL("Basic", "OOTyW", "QM_de_DE", "ShowDirectSpeech")
		endCommand

		beginCommand
            beginTitles("Writer")
              setTitle("Back to standard view", "en")
              setTitle("Zurück zur Normalansicht", "de")
            endTitles
            setURL("Basic", "OOTyW", "QM_de_DE", "StandardView")
		endCommand    

        addSeparator

		beginCommand
		    beginTitles("Writer")
              setTitle("# → ’ (Number sign to apostrophe)", "en")
              setTitle("# → ’ (Raute zu Apostroph)", "de")
            endTitles
            setURL("Basic", "OOTyW", "Common", "Apostrophe")
		endCommand

		beginCommand
            beginTitles("Writer")
              setTitle("... → … (Three periods to ellipsis)", "en")
             setTitle("... → … (Drei Punkte zu Ellipse)", "de")
             endTitles
            setURL("Basic", "OOTyW", "Common", "Ellipsis")
		endCommand
		
		beginCommand
            beginTitles("Writer")
              setTitle("-- → – (Two hyphens to en-dash)", "en")
              setTitle("-- → – (Zwei Trennstriche zu Gedankenstrich)", "de")
            endTitles
            setURL("Basic", "OOTyW", "Common", "En_dash")
		endCommand
		
		beginCommand
            beginTitles("Writer")
              setTitle("– → -- (En-dash to two hyphens)", "en")
              setTitle("– → -- (Gedankenstrich zu zwei Trennstrichen)", "de")
            endTitles
            setURL("Basic", "OOTyW", "Revert", "En_dash")
		endCommand
		
        addSeparator

		beginCommand
            beginTitles("Writer")
              setTitle("„, ‘“ → »› ‹« (German style quotation marks to chevrons)", "en")
              setTitle("„, ‘“ → »› ‹« (Deutsche Anführungszeichen zu Chevrons)", "de")
            endTitles
            setURL("Basic", "OOTyW", "QM_de_DE", "Chevrons")
		endCommand
		
		beginCommand
            beginTitles("Writer")
              setTitle("»› ‹« → „, ‘“ (Chevrons to German style quotation marks)", "en")
              setTitle("»› ‹« → „, ‘“ (Chevrons zu deitschen Anführungszeichen)", "de")
            endTitles
            setURL("Basic", "OOTyW", "QM_de_DE", "Anfuehrungszeichen")
		endCommand

      endMenuItems
    endMenu


    beginMenu
      beginTitles
	    setTitle("OOTyW en-US")
      endTitles

      beginMenuItems
		
		beginCommand
            beginTitles("Writer")
              setTitle("Load tempate for RTF edit", "en")
            endTitles
            setURL("Basic", "OOTyW", "RTFedit", "Format")
		endCommand

        addSeparator
		
		beginCommand
            beginTitles("Writer")
              setTitle("Format all to US style", "en")
            endTitles
            setURL("Basic", "OOTyW", "QM_en_US", "Main")
		endCommand
		
		beginCommand
            beginTitles("Writer")
              setTitle("Back to typewriter style", "en")
            endTitles
            setURL("Basic", "OOTyW", "QM_en_US", "TypewriterView")
		endCommand

        addSeparator

		beginCommand
            beginTitles("Writer")
              setTitle("Protect dashes and ellipses against hyphenation", "en")
            endTitles
            setURL("Basic", "OOTyW", "QM_en_US", "ProtectQM")
		endCommand

		beginCommand
            beginTitles("Writer")
              setTitle("Unprotect dashes and ellipses against hyphenation", "en")
            endTitles
            setURL("Basic", "OOTyW", "QM_en_US", "UnprotectQM")
		endCommand

        addSeparator

		beginCommand
            beginTitles("Writer")
              setTitle("Show direct speech (works with US style quotation marks)", "en")
            endTitles
            setURL("Basic", "OOTyW", "QM_en_US", "ShowDirectSpeech")
		endCommand

		beginCommand
            beginTitles("Writer")
              setTitle("Back to standard view", "en")
            endTitles
            setURL("Basic", "OOTyW", "QM_en_US", "StandardView")
		endCommand    

        addSeparator

		beginCommand
		    beginTitles("Writer")
              setTitle("# → ’ (Number sign to apostrophe)", "en")
            endTitles
            setURL("Basic", "OOTyW", "Common", "Apostrophe")
		endCommand

		beginCommand
            beginTitles("Writer")
              setTitle("... → … (Three periods to ellipsis)", "en")
             endTitles
            setURL("Basic", "OOTyW", "Common", "Ellipsis")
		endCommand
		
		beginCommand
            beginTitles("Writer")
              setTitle("-- → – (Two hyphens to en-dash)", "en")
            endTitles
            setURL("Basic", "OOTyW", "Common", "En_dash")
		endCommand
		
		beginCommand
            beginTitles("Writer")
              setTitle("– → -- (En-dash to two hyphens)", "en")
            endTitles
            setURL("Basic", "OOTyW", "Revert", "En_dash")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